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0058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c6d76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e0058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c6d76" officeooo:paragraph-rsid="000c6d76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c6d76" officeooo:paragraph-rsid="000e0058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d9e22" officeooo:paragraph-rsid="000d9e22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d9e22" officeooo:paragraph-rsid="000e0058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e0058" officeooo:paragraph-rsid="000e0058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0c6d76" officeooo:paragraph-rsid="000c6d76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0d9e22" officeooo:paragraph-rsid="000d9e22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0d9e22" officeooo:paragraph-rsid="000e0058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0e0058" officeooo:paragraph-rsid="000e0058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solid" style:text-underline-width="auto" style:text-underline-color="font-color" fo:font-weight="bold" officeooo:rsid="000c6d76" officeooo:paragraph-rsid="000c6d76" style:text-blinking="false" fo:background-color="transparent" style:font-style-asian="italic" style:font-style-complex="italic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paragraph-rsid="000e0058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0d9e22" officeooo:paragraph-rsid="000d9e22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rsid="000d9e22" officeooo:paragraph-rsid="000e0058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e0058"/>
    </style:style>
    <style:style style:name="T1" style:family="text">
      <style:text-properties style:font-name="Arial" fo:font-size="11pt" fo:font-style="normal" fo:font-weight="bold"/>
    </style:style>
    <style:style style:name="T2" style:family="text">
      <style:text-properties style:font-name="Arial" fo:font-size="11pt" fo:font-style="normal" fo:font-weight="bold" officeooo:rsid="000d9e22"/>
    </style:style>
    <style:style style:name="T3" style:family="text">
      <style:text-properties style:font-name="Arial" fo:font-size="11pt" fo:font-style="normal" fo:font-weight="bold" officeooo:rsid="000c6d76"/>
    </style:style>
    <style:style style:name="T4" style:family="text">
      <style:text-properties style:font-name="Arial" fo:font-size="11pt" fo:font-style="normal" fo:font-weight="bold" officeooo:rsid="000e0058"/>
    </style:style>
    <style:style style:name="T5" style:family="text">
      <style:text-properties officeooo:rsid="000c6d76"/>
    </style:style>
    <style:style style:name="T6" style:family="text">
      <style:text-properties officeooo:rsid="000d9e22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d9e22" style:text-blinking="false" fo:background-color="transparent" loext:char-shading-value="0"/>
    </style:style>
    <style:style style:name="T9" style:family="text">
      <style:text-properties officeooo:rsid="000e0058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0c6d76"/>
    </style:style>
    <style:style style:name="T12" style:family="text">
      <style:text-properties style:text-underline-style="none" officeooo:rsid="000d9e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AJA NEGRA CALCULADORA SKYNET:</text:p>
      <text:p text:style-name="P2"/>
      <text:p text:style-name="P5">Menú Global:</text:p>
      <text:p text:style-name="P5">Entrada: {Numeros enteros del 1 al 4 para las opciones correspondientes]</text:p>
      <text:p text:style-name="P5">Salida: {Cada salida corresponde a la Bienvenida de la Calculadora correspondiente]</text:p>
      <text:p text:style-name="P5">Casos validos: {Num reales del 1 al 4}</text:p>
      <text:p text:style-name="P5">Casos No Validos: {Num reales por fuera del 1,2,3,4 o letras y simbolos}</text:p>
      <text:p text:style-name="P5"/>
      <text:p text:style-name="P10">Calculadora Clasica:</text:p>
      <text:p text:style-name="P5"/>
      <text:p text:style-name="P5">Numeros:</text:p>
      <text:p text:style-name="P2"><text:bookmark text:name="docs-internal-guid-300c6979-7fff-96fc-7299-db21a11e35f3"/>Entrada: {Números reales <text:span text:style-name="T5">o decimales</text:span>}.</text:p>
      <text:p text:style-name="P2">Salida: {Números r<text:span text:style-name="T5">eales o decimales</text:span>}.</text:p>
      <text:p text:style-name="P2">Casos válidos: <text:span text:style-name="T5">Numeros reales o decimales</text:span>.</text:p>
      <text:p text:style-name="P2">Casos no válidos: Caracteres no imprimibles, letras, cadenas alfanuméricas, símbolos.</text:p>
      <text:p text:style-name="P2">Valores límites: ----</text:p>
      <text:p text:style-name="P2"/>
      <text:p text:style-name="P5">Operandos:</text:p>
      <text:p text:style-name="P5">Entrada: {Simbolos +, -, x, /}</text:p>
      <text:p text:style-name="P5">Salida: {Operando correspondiente junto al siguiente pedido de numero}</text:p>
      <text:p text:style-name="P5">Casos Validos: {simbolos existentes +, -, x, /}</text:p>
      <text:p text:style-name="P5">Casos invalidos: {Cualquier otro simbolo no correspondiente a los pedidos, Numeros reales o decimales, Caracteres Alfanumericos}</text:p>
      <text:p text:style-name="P5">Valores limites: ----</text:p>
      <text:p text:style-name="P3"/>
      <text:p text:style-name="Text_20_body"/>
      <text:p text:style-name="P19"><text:span text:style-name="T7">TEST </text:span><text:span text:style-name="T8">1 NUMEROS:</text:span></text:p>
      <text:p text:style-name="P2">ENTRADA: <text:span text:style-name="T5">simbolo</text:span><text:span text:style-name="T6">s</text:span><text:span text:style-name="T5">: +, </text:span><text:span text:style-name="T6">etc</text:span></text:p>
      <text:p text:style-name="P5"/>
      <text:p text:style-name="P7">TEST 2 NUMEROS:</text:p>
      <text:p text:style-name="P7">ENTRADA: Letras: a,b,c,d, etc</text:p>
      <text:p text:style-name="P19"><text:span text:style-name="T1"/></text:p>
      <text:p text:style-name="P2">SALIDA TEST <text:span text:style-name="T6">1 NUMEROS:</text:span></text:p>
      <text:p text:style-name="P15">“<text:span text:style-name="T5">INCORRECTO &gt; INGRESE UN NUMERO</text:span><text:span text:style-name="T1">”</text:span></text:p>
      <text:p text:style-name="P15"><text:span text:style-name="T1"/></text:p>
      <text:p text:style-name="P17"><text:span text:style-name="T1">SALIDA TEST 2 NUMEROS:</text:span></text:p>
      <text:p text:style-name="P17"><text:span text:style-name="T1">“</text:span><text:span text:style-name="T3">INCORRECTO &gt; INGRESE UN NUMERO</text:span><text:span text:style-name="T1">”</text:span></text:p>
      <text:p text:style-name="Text_20_body"/>
      <text:p text:style-name="P19"><text:span text:style-name="T7">TEST </text:span><text:span text:style-name="T8">1 Operandos:</text:span></text:p>
      <text:p text:style-name="P15"><text:span text:style-name="T1">ENTRADA: </text:span><text:span text:style-name="T2">simbolos no permitidos, %, $, etc</text:span></text:p>
      <text:p text:style-name="P17"><text:span text:style-name="T1"/></text:p>
      <text:p text:style-name="Text_20_body"><text:soft-page-break/></text:p>
      <text:p text:style-name="P2"><text:span text:style-name="T6">SALIDA TEST 1 Operandos</text:span>:</text:p>
      <text:p text:style-name="P17">SALIDA: “OPERADOR INCORRECTO”</text:p>
      <text:p text:style-name="P17"/>
      <text:p text:style-name="P17">TEST 2 OPERANDOS:</text:p>
      <text:p text:style-name="P17"><text:span text:style-name="T1">ENTRADA: letras: a,b,c,d, etc</text:span></text:p>
      <text:p text:style-name="Text_20_body"/>
      <text:p text:style-name="P2">SALIDA <text:span text:style-name="T6">TEST 2 OPERANDOS:</text:span></text:p>
      <text:p text:style-name="P7">SALIDA: “OPERADOR INCORRECTO”</text:p>
      <text:p text:style-name="P11"/>
      <text:p text:style-name="P11">CALC FRACCIONARIA:</text:p>
      <text:p text:style-name="P7"/>
      <text:p text:style-name="P7">NUMERADOR:</text:p>
      <text:p text:style-name="P7">Entrada: {Se ingresan unicamente valores numericos enteros}</text:p>
      <text:p text:style-name="P7">Salida: {Pide el Denominador}</text:p>
      <text:p text:style-name="P7">Casos Validos: {Valores numeros reales enteros}</text:p>
      <text:p text:style-name="P7">Casos invalidos: {Valores irreales, decimales, simbolos, letras}</text:p>
      <text:p text:style-name="P7"/>
      <text:p text:style-name="P7">DENOMINADOR:</text:p>
      <text:p text:style-name="P7">Entrada: {Se ingresan unicamente valores numericos enteros}</text:p>
      <text:p text:style-name="P7">Salida: {Pide el Denominador}</text:p>
      <text:p text:style-name="P7">Casos Validos: {Valores numeros reales enteros}</text:p>
      <text:p text:style-name="P7">Casos invalidos: {Valores irreales, decimales, simbolos, letras}</text:p>
      <text:p text:style-name="P7"/>
      <text:p text:style-name="P7">OPERANDOS:</text:p>
      <text:p text:style-name="P6">Entrada: {Simbolos +, -, x, :}</text:p>
      <text:p text:style-name="P6">Salida: {Operando correspondiente junto al siguiente pedido de numero}</text:p>
      <text:p text:style-name="P6">Casos Validos: {simbolos existentes +, -, x, :<text:span text:style-name="T9">}</text:span></text:p>
      <text:p text:style-name="P6">Casos invalidos: {Cualquier otro simbolo no correspondiente a los pedidos, Numeros reales o decimales, Caracteres Alfanumericos}</text:p>
      <text:p text:style-name="P6">Valores limites: ----</text:p>
      <text:p text:style-name="P6"/>
      <text:p text:style-name="P20"><text:span text:style-name="T7">TEST </text:span><text:span text:style-name="T8">1 NUMEROS:</text:span></text:p>
      <text:p text:style-name="P4">ENTRADA: <text:span text:style-name="T5">simbolo</text:span><text:span text:style-name="T6">s</text:span><text:span text:style-name="T5">: +, </text:span><text:span text:style-name="T6">etc</text:span></text:p>
      <text:p text:style-name="P6"/>
      <text:p text:style-name="P8">TEST 2 NUMEROS:</text:p>
      <text:p text:style-name="P8">ENTRADA: Letras: a,b,c,d, etc</text:p>
      <text:p text:style-name="P8"/>
      <text:p text:style-name="P9">TEST 3:</text:p>
      <text:p text:style-name="P9">ENTRADA: Numeros decimales o irracionales</text:p>
      <text:p text:style-name="P16"><text:span text:style-name="T1"/></text:p>
      <text:p text:style-name="P16"><text:soft-page-break/><text:span text:style-name="T1"/></text:p>
      <text:p text:style-name="P18"><text:span text:style-name="T1">SALIDA TEST </text:span><text:span text:style-name="T4">1,2,y 3 </text:span><text:span text:style-name="T1">NUMEROS:</text:span></text:p>
      <text:p text:style-name="P18"><text:span text:style-name="T1">“</text:span><text:span text:style-name="T3">INCORRECTO &gt; INGRESE UN NUMERO</text:span><text:span text:style-name="T1">”</text:span></text:p>
      <text:p text:style-name="P1"/>
      <text:p text:style-name="P20"><text:span text:style-name="T7">TEST </text:span><text:span text:style-name="T8">1 Operandos:</text:span></text:p>
      <text:p text:style-name="P16"><text:span text:style-name="T1">ENTRADA: </text:span><text:span text:style-name="T2">simbolos no permitidos, %, $, etc</text:span></text:p>
      <text:p text:style-name="P18"><text:span text:style-name="T1"/></text:p>
      <text:p text:style-name="P1"/>
      <text:p text:style-name="P4"><text:span text:style-name="T6">SALIDA TEST 1 Operandos</text:span>:</text:p>
      <text:p text:style-name="P18">SALIDA: “OPERADOR INCORRECTO”</text:p>
      <text:p text:style-name="P18"/>
      <text:p text:style-name="P18">TEST 2 OPERANDOS:</text:p>
      <text:p text:style-name="P18"><text:span text:style-name="T1">ENTRADA: letras: a,b,c,d, etc</text:span></text:p>
      <text:p text:style-name="P1"/>
      <text:p text:style-name="P4">SALIDA <text:span text:style-name="T6">TEST 2 OPERANDOS:</text:span></text:p>
      <text:p text:style-name="P8">SALIDA: “OPERADOR INCORRECTO”</text:p>
      <text:p text:style-name="P8"/>
      <text:p text:style-name="P13">CALCULADORA CONVERSORA:</text:p>
      <text:p text:style-name="P13"/>
      <text:p text:style-name="P13">Decimal a Hexa:</text:p>
      <text:p text:style-name="P13"/>
      <text:p text:style-name="P13">Entrada: <text:span text:style-name="T10">Numeros Enteros &gt;= <text:s/>0</text:span></text:p>
      <text:p text:style-name="P13"><text:span text:style-name="T10">Salida: Del 0 al 9 / A,B,C,D,E,F</text:span></text:p>
      <text:p text:style-name="P13"><text:span text:style-name="T10">Casos Validos: {</text:span><text:span text:style-name="T11">Num reales}</text:span></text:p>
      <text:p text:style-name="P13"><text:span text:style-name="T11">Casos No Validos: {letras y simbolos, </text:span><text:span text:style-name="T10">Numeros irreales</text:span><text:span text:style-name="T11">}</text:span></text:p>
      <text:p text:style-name="P13"><text:span text:style-name="T11"/></text:p>
      <text:p text:style-name="P13"><text:span text:style-name="T11">T</text:span><text:span text:style-name="T10">est 1 Numeros:</text:span></text:p>
      <text:p text:style-name="P13"><text:span text:style-name="T10">Entrada: </text:span></text:p>
      <text:p text:style-name="P13"><text:span text:style-name="T11"/></text:p>
      <text:p text:style-name="P20"><text:span text:style-name="T7">TEST </text:span><text:span text:style-name="T8">1 Operandos:</text:span></text:p>
      <text:p text:style-name="P16"><text:span text:style-name="T1">ENTRADA: </text:span><text:span text:style-name="T2">simbolos no permitidos, %, $, etc</text:span></text:p>
      <text:p text:style-name="P18"><text:span text:style-name="T1"/></text:p>
      <text:p text:style-name="P1"/>
      <text:p text:style-name="P4"><text:span text:style-name="T6">SALIDA TEST 1 Operandos</text:span>:</text:p>
      <text:p text:style-name="P18">SALIDA: “OPERADOR INCORRECTO”</text:p>
      <text:p text:style-name="P18"/>
      <text:p text:style-name="P18">TEST 2 OPERANDOS:</text:p>
      <text:p text:style-name="P18"><text:span text:style-name="T1">ENTRADA: letras: a,b,c,d, etc</text:span></text:p>
      <text:p text:style-name="P1"/>
      <text:p text:style-name="P4"><text:soft-page-break/>SALIDA <text:span text:style-name="T6">TEST 2 OPERANDOS:</text:span></text:p>
      <text:p text:style-name="P13"><text:span text:style-name="T12">SALIDA: “OPERADOR INCORRECTO”</text:span><text:span text:style-name="T10"> </text:span></text:p>
      <text:p text:style-name="P13"><text:span text:style-name="T10"><text:s/></text:span></text:p>
      <text:p text:style-name="P8"/>
      <text:p text:style-name="P8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2T21:19:24.218398772</meta:creation-date>
    <dc:date>2023-06-22T22:05:28.993653952</dc:date>
    <meta:editing-duration>PT14M33S</meta:editing-duration>
    <meta:editing-cycles>1</meta:editing-cycles>
    <meta:document-statistic meta:table-count="0" meta:image-count="0" meta:object-count="0" meta:page-count="4" meta:paragraph-count="85" meta:word-count="408" meta:character-count="2833" meta:non-whitespace-character-count="2505"/>
    <meta:generator>LibreOffice/6.4.7.2$Linux_X86_64 LibreOffice_project/40$Build-2</meta:generator>
  </office:meta>
</office:document-meta>
</file>